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Petře,</text:p>
      <text:p text:style-name="Normal">v tento svátek lásky mi dovol, abych Ti připomněla, že kameny našich duší nejsou spojeny náhodou. Jako archanděl Raquel bdí nad spravedlností a harmonií, stejně tak je náš svazek základem, na kterém stojí naše vzájemné porozumění a podpora. Tvá neochvějná síla a ochota stát vždy na straně spravedlnosti mne neustále inspiruje a dává mi odvahu jít vlastní cestou. </text:p>
      <text:p text:style-name="Normal">Věřím, že společně dokážeme čelit jakýmkoli příkořím, neboť sdílené kameny našich duší jsou pevným základem, na kterém může naše přátelství i láska neochvějně stát. Děkuji Ti za každý společně prožitý okamžik a těším se na všechny další, které před námi leží. Buďme pro sebe inspirací a ochránci, stejně jako nás chrání naši strážní andělé. </text:p>
      <text:p text:style-name="Normal">S úctou a láskou, tvoje spolužákyně, která sdílí Tvůj kámen duš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